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etnamese Curry</text:p>
      <text:p text:style-name="P1"/>
      <text:p text:style-name="P1"/>
      <text:p text:style-name="P1">V1</text:p>
      <text:p text:style-name="P1">Marinate meat</text:p>
      <text:p text:style-name="Standard">2 lbs chicken (drum sticks or breast)</text:p>
      <text:p text:style-name="Standard">1 tsp salt</text:p>
      <text:p text:style-name="Standard">1 tsp sugar</text:p>
      <text:p text:style-name="Standard">1 tsp chicken bouillon</text:p>
      <text:p text:style-name="Standard">1 tbsp curry powder</text:p>
      <text:p text:style-name="Standard">½ tsp black pepper</text:p>
      <text:p text:style-name="Standard"/>
      <text:p text:style-name="P1">Cook in pot</text:p>
      <text:p text:style-name="Standard">1 lb potatoes</text:p>
      <text:p text:style-name="Standard">1 lb sweet potatoes</text:p>
      <text:p text:style-name="Standard">1 lb taro/yam</text:p>
      <text:p text:style-name="Standard">1 tbsp minced garlic</text:p>
      <text:p text:style-name="Standard">1 tbsp minced ginger</text:p>
      <text:p text:style-name="Standard">1 tbsp minced shallot</text:p>
      <text:p text:style-name="Standard">2 stalk lemon grass (bruise/pound it down a bit)</text:p>
      <text:p text:style-name="Standard">1.5 cup water or coconut water (chicken broth made it taste different, still good though)</text:p>
      <text:p text:style-name="Standard"/>
      <text:p text:style-name="P1">Add at end</text:p>
      <text:p text:style-name="P4">1 cup coconut milk</text:p>
      <text:p text:style-name="P4"/>
      <text:p text:style-name="P4"/>
      <text:p text:style-name="P4"/>
      <text:p text:style-name="P1">V2</text:p>
      <text:p text:style-name="P4">Marinate meat:</text:p>
      <text:p text:style-name="P4">chicken drumsticks</text:p>
      <text:p text:style-name="P4">1 tbsp curry powder</text:p>
      <text:p text:style-name="P4">1/4 tbsp vegetable oil</text:p>
      <text:p text:style-name="P4">1/4 tsp black pepper</text:p>
      <text:p text:style-name="P4">1/4 tbsp lemongrass, minced</text:p>
      <text:p text:style-name="P4">2 bay leaves</text:p>
      <text:p text:style-name="P4">1/4 tsp chili flakes</text:p>
      <text:p text:style-name="P4">1/4 tbsp sugar</text:p>
      <text:p text:style-name="P4">1/4 tbsp garlic powder</text:p>
      <text:p text:style-name="P4"/>
      <text:p text:style-name="P4">1/4 tbsp shallots, chopped</text:p>
      <text:p text:style-name="P4">1/4 tbsp garlic, minced</text:p>
      <text:p text:style-name="P4">1/4 yellow onion, wedges</text:p>
      <text:p text:style-name="P4"/>
      <text:p text:style-name="P4">1 lemongrass stalks</text:p>
      <text:p text:style-name="P4">1 cartons chicken stock</text:p>
      <text:p text:style-name="P4">1 sweet potatoes, cubed</text:p>
      <text:p text:style-name="P4">jalapeno</text:p>
      <text:p text:style-name="P4">1/4 cup coconut milk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15T19:59:44.89</meta:creation-date>
    <dc:date>2020-05-20T20:00:42.85</dc:date>
    <meta:editing-duration>P1DT3H37M27S</meta:editing-duration>
    <meta:editing-cycles>18</meta:editing-cycles>
    <meta:generator>OpenOffice/4.1.4$Win32 OpenOffice.org_project/414m5$Build-9788</meta:generator>
    <meta:document-statistic meta:table-count="0" meta:image-count="0" meta:object-count="0" meta:page-count="2" meta:paragraph-count="39" meta:word-count="149" meta:character-count="786"/>
  </office:meta>
</office:document-meta>
</file>